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905E2BB2C01F8063B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2.29cm" fo:min-width="19.09cm"/>
      <style:paragraph-properties style:writing-mode="lr-tb"/>
    </style:style>
    <style:style style:name="gr4" style:family="graphic" style:parent-style-name="standard">
      <style:graphic-properties svg:stroke-color="#000000" draw:fill-color="#bf819e" draw:textarea-horizontal-align="justify" draw:textarea-vertical-align="middle" draw:auto-grow-height="false" fo:min-height="1.972cm" fo:min-width="19.09cm"/>
      <style:paragraph-properties style:writing-mode="lr-tb"/>
    </style:style>
    <style:style style:name="gr5" style:family="graphic" style:parent-style-name="standard">
      <style:graphic-properties svg:stroke-color="#000000" draw:fill-color="#bf819e" draw:textarea-horizontal-align="justify" draw:textarea-vertical-align="middle" draw:auto-grow-height="false" fo:min-height="1.973cm" fo:min-width="19.09cm"/>
      <style:paragraph-properties style:writing-mode="lr-tb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2.195cm" fo:min-width="19.09cm"/>
      <style:paragraph-properties style:writing-mode="lr-tb"/>
    </style:style>
    <style:style style:name="gr7" style:family="graphic" style:parent-style-name="standard">
      <style:graphic-properties svg:stroke-color="#000000" draw:fill-color="#77bc65" draw:textarea-horizontal-align="justify" draw:textarea-vertical-align="middle" draw:auto-grow-height="false" fo:min-height="1.695cm" fo:min-width="0.136cm"/>
    </style:style>
    <style:style style:name="gr8" style:family="graphic" style:parent-style-name="standard">
      <style:graphic-properties svg:stroke-color="#000000" draw:fill-color="#77bc65" draw:textarea-horizontal-align="justify" draw:textarea-vertical-align="middle" draw:auto-grow-height="false" fo:min-height="1.139cm" fo:min-width="0.136cm"/>
    </style:style>
    <style:style style:name="gr9" style:family="graphic" style:parent-style-name="standard">
      <style:graphic-properties svg:stroke-color="#000000" draw:fill-color="#77bc65" draw:textarea-horizontal-align="justify" draw:textarea-vertical-align="middle" draw:auto-grow-height="false" fo:min-height="1.417cm" fo:min-width="0.136cm"/>
    </style:style>
    <style:style style:name="gr10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1" style:family="graphic" style:parent-style-name="standard">
      <style:graphic-properties svg:stroke-color="#000000" draw:fill-color="#00a933" draw:textarea-horizontal-align="justify" draw:textarea-vertical-align="middle" draw:auto-grow-height="false" fo:min-height="2.925cm" fo:min-width="4.58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2.925cm" fo:min-width="4.58cm"/>
      <style:paragraph-properties style:writing-mode="lr-tb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2.925cm" fo:min-width="4.898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2.925cm" fo:min-width="4.58cm"/>
      <style:paragraph-properties style:writing-mode="lr-tb"/>
    </style:style>
    <style:style style:name="gr15" style:family="graphic" style:parent-style-name="standard">
      <style:graphic-properties draw:fill-color="#ff972f" draw:textarea-horizontal-align="justify" draw:textarea-vertical-align="middle" draw:auto-grow-height="false" fo:min-height="1.656cm" fo:min-width="1.564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7" draw:marker-end-width="0.3cm" draw:fill="none" draw:textarea-vertical-align="middle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9" draw:marker-end-width="0.3cm" draw:fill="none" draw:textarea-vertical-align="middle"/>
    </style:style>
    <style:style style:name="gr23" style:family="graphic" style:parent-style-name="objectwithoutfill">
      <style:graphic-properties draw:marker-end="Arrowheads_20_10" draw:marker-end-width="0.3cm" draw:fill="none" draw:textarea-vertical-align="middle"/>
    </style:style>
    <style:style style:name="gr24" style:family="graphic" style:parent-style-name="objectwithoutfill">
      <style:graphic-properties draw:marker-end="Arrowheads_20_11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svg:stroke-color="#000000" draw:fill-color="#00a933" draw:textarea-horizontal-align="justify" draw:textarea-vertical-align="middle" draw:auto-grow-height="false" fo:min-height="2.607cm" fo:min-width="5.215cm"/>
      <style:paragraph-properties style:writing-mode="lr-tb"/>
    </style:style>
    <style:style style:name="gr27" style:family="graphic" style:parent-style-name="standard">
      <style:graphic-properties svg:stroke-color="#000000" draw:fill-color="#bf819e" draw:textarea-horizontal-align="justify" draw:textarea-vertical-align="middle" draw:auto-grow-height="false" fo:min-height="2.607cm" fo:min-width="5.215cm"/>
      <style:paragraph-properties style:writing-mode="lr-tb"/>
    </style:style>
    <style:style style:name="gr28" style:family="graphic" style:parent-style-name="standard">
      <style:graphic-properties svg:stroke-color="#000000" draw:fill-color="#bf0041" draw:textarea-horizontal-align="justify" draw:textarea-vertical-align="middle" draw:auto-grow-height="false" fo:min-height="2.607cm" fo:min-width="5.215cm"/>
      <style:paragraph-properties style:writing-mode="lr-tb"/>
    </style:style>
    <style:style style:name="gr29" style:family="graphic" style:parent-style-name="standard">
      <style:graphic-properties svg:stroke-color="#000000" draw:fill-color="#ff972f" draw:textarea-horizontal-align="justify" draw:textarea-vertical-align="middle" draw:auto-grow-height="false" fo:min-height="2.132cm" fo:min-width="2.199cm"/>
      <style:paragraph-properties style:writing-mode="lr-tb"/>
    </style:style>
    <style:style style:name="gr30" style:family="graphic" style:parent-style-name="standard">
      <style:graphic-properties svg:stroke-color="#000000" draw:fill-color="#bf0041" draw:textarea-horizontal-align="justify" draw:textarea-vertical-align="middle" draw:auto-grow-height="false" fo:min-height="2.607cm" fo:min-width="3.391cm"/>
      <style:paragraph-properties style:writing-mode="lr-tb"/>
    </style:style>
    <style:style style:name="gr31" style:family="graphic" style:parent-style-name="objectwithoutfill">
      <style:graphic-properties draw:marker-end="Arrowheads_20_13" draw:marker-end-width="0.3cm" draw:fill="none" draw:textarea-vertical-align="middle"/>
    </style:style>
    <style:style style:name="gr32" style:family="graphic" style:parent-style-name="objectwithoutfill">
      <style:graphic-properties draw:marker-end="Arrowheads_20_14" draw:marker-end-width="0.3cm" draw:fill="none" draw:textarea-vertical-align="middle"/>
    </style:style>
    <style:style style:name="gr33" style:family="graphic" style:parent-style-name="objectwithoutfill">
      <style:graphic-properties draw:marker-end="Arrowheads_20_15" draw:marker-end-width="0.3cm" draw:fill="none" draw:textarea-vertical-align="middle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objectwithoutfill">
      <style:graphic-properties draw:marker-end="Arrowheads_20_18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8" style:family="graphic" style:parent-style-name="standard">
      <style:graphic-properties svg:stroke-color="#000000" draw:fill-color="#a1467e" draw:textarea-horizontal-align="justify" draw:textarea-vertical-align="middle" draw:auto-grow-height="false" fo:min-height="2.608cm" fo:min-width="5.215cm"/>
      <style:paragraph-properties style:writing-mode="lr-tb"/>
    </style:style>
    <style:style style:name="gr39" style:family="graphic" style:parent-style-name="standard">
      <style:graphic-properties svg:stroke-color="#000000" draw:fill-color="#00a933" draw:textarea-horizontal-align="justify" draw:textarea-vertical-align="middle" draw:auto-grow-height="false" fo:min-height="2.29cm" fo:min-width="4.262cm"/>
      <style:paragraph-properties style:writing-mode="lr-tb"/>
    </style:style>
    <style:style style:name="gr40" style:family="graphic" style:parent-style-name="standard">
      <style:graphic-properties svg:stroke-color="#000000" draw:fill-color="#a1467e" draw:textarea-horizontal-align="justify" draw:textarea-vertical-align="middle" draw:auto-grow-height="false" fo:min-height="2.29cm" fo:min-width="4.262cm"/>
      <style:paragraph-properties style:writing-mode="lr-tb"/>
    </style:style>
    <style:style style:name="gr41" style:family="graphic" style:parent-style-name="objectwithoutfill">
      <style:graphic-properties draw:stroke="dash" draw:stroke-dash="Double_20_Dash_20__28_Rounded_29_" svg:stroke-color="#800080" draw:marker-end="Arrowheads_20_19" draw:marker-end-width="0.3cm" svg:stroke-linecap="round" draw:fill="none" draw:textarea-vertical-align="middle"/>
    </style:style>
    <style:style style:name="gr42" style:family="graphic" style:parent-style-name="standard">
      <style:graphic-properties svg:stroke-color="#000000" draw:fill-color="#bf0041" draw:textarea-horizontal-align="justify" draw:textarea-vertical-align="middle" draw:auto-grow-height="false" fo:min-height="2.608cm" fo:min-width="5.215cm"/>
      <style:paragraph-properties style:writing-mode="lr-tb"/>
    </style:style>
    <style:style style:name="gr43" style:family="graphic" style:parent-style-name="objectwithoutfill">
      <style:graphic-properties draw:marker-end="Arrowheads_20_20" draw:marker-end-width="0.3cm" draw:fill="none" draw:textarea-vertical-align="middle"/>
    </style:style>
    <style:style style:name="gr44" style:family="graphic" style:parent-style-name="objectwithoutfill">
      <style:graphic-properties draw:marker-end="Arrowheads_20_21" draw:marker-end-width="0.3cm" draw:fill="none" draw:textarea-vertical-align="middle"/>
    </style:style>
    <style:style style:name="gr45" style:family="graphic" style:parent-style-name="objectwithoutfill">
      <style:graphic-properties draw:marker-end="Arrowheads_20_22" draw:marker-end-width="0.3cm" draw:fill="none" draw:textarea-vertical-align="middle"/>
    </style:style>
    <style:style style:name="gr46" style:family="graphic" style:parent-style-name="objectwithoutfill">
      <style:graphic-properties draw:marker-end="Arrowheads_20_23" draw:marker-end-width="0.3cm" draw:fill="none" draw:textarea-vertical-align="middle"/>
    </style:style>
    <style:style style:name="gr47" style:family="graphic" style:parent-style-name="objectwithoutfill">
      <style:graphic-properties draw:marker-end="Arrowheads_20_24" draw:marker-end-width="0.3cm" draw:fill="none" draw:textarea-vertical-align="middle"/>
    </style:style>
    <style:style style:name="gr48" style:family="graphic" style:parent-style-name="objectwithoutfill">
      <style:graphic-properties draw:marker-end="Arrowheads_20_25" draw:marker-end-width="0.3cm" draw:fill="none" draw:textarea-vertical-align="middle"/>
    </style:style>
    <style:style style:name="gr49" style:family="graphic" style:parent-style-name="objectwithoutfill">
      <style:graphic-properties draw:marker-end="Arrowheads_20_26" draw:marker-end-width="0.3cm" draw:fill="none" draw:textarea-vertical-align="middle"/>
    </style:style>
    <style:style style:name="gr50" style:family="graphic" style:parent-style-name="standard">
      <style:graphic-properties svg:stroke-color="#000000" draw:fill-color="#a1467e" draw:textarea-horizontal-align="justify" draw:textarea-vertical-align="middle" draw:auto-grow-height="false" fo:min-height="3.243cm" fo:min-width="4.26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bf819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972f"/>
      <style:paragraph-properties fo:text-align="center"/>
    </style:style>
    <style:style style:name="P11" style:family="paragraph">
      <loext:graphic-properties draw:fill-color="#bf0041"/>
      <style:paragraph-properties fo:text-align="center"/>
    </style:style>
    <style:style style:name="P12" style:family="paragraph">
      <loext:graphic-properties draw:fill-color="#a1467e"/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4.492cm" svg:x2="22.272cm" svg:y2="4.492cm">
          <text:p/>
        </draw:line>
        <draw:frame draw:style-name="gr2" draw:text-style-name="P3" draw:layer="layout" svg:width="19.59cm" svg:height="3.175cm" svg:x="1cm" svg:y="1cm">
          <draw:text-box>
            <text:p text:style-name="P2"><text:span text:style-name="T1">High </text:span><text:span text:style-name="T1">Level </text:span><text:span text:style-name="T1">Thermal</text:span><text:span text:style-name="T1">DbgStre</text:span><text:span text:style-name="T1">am </text:span><text:span text:style-name="T1">Class </text:span><text:span text:style-name="T1">Flow</text:span></text:p>
          </draw:text-box>
        </draw:frame>
        <draw:custom-shape draw:style-name="gr3" draw:text-style-name="P5" draw:layer="layout" svg:width="19.59cm" svg:height="2.54cm" svg:x="1cm" svg:y="5.127cm">
          <text:p text:style-name="P4">Identify Output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9.59cm" svg:height="2.222cm" svg:x="1cm" svg:y="10.525cm">
          <text:p text:style-name="P4">Identify &amp; integrate Algorithm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9.59cm" svg:height="2.222cm" svg:x="1cm" svg:y="14.97cm">
          <text:p text:style-name="P4">Identify &amp; Integrate Step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2.223cm" svg:x="1cm" svg:y="19.732cm">
          <text:p text:style-name="P4">Identify &amp; integrate Operation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.59cm" svg:height="2.445cm" svg:x="1cm" svg:y="24.495cm">
          <text:p text:style-name="P4">Run Program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2.222cm" svg:x="10.207cm" svg:y="7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.27cm" svg:height="1.587cm" svg:x="10.207cm" svg:y="13.06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17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22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1" draw:text-style-name="P1" draw:layer="layout" svg:x1="-1.54cm" svg:y1="3.857cm" svg:x2="21.637cm" svg:y2="3.857cm">
          <text:p/>
        </draw:line>
        <draw:frame draw:style-name="gr10" draw:text-style-name="P9" draw:layer="layout" svg:width="19.05cm" svg:height="2.223cm" svg:x="1.317cm" svg:y="1.317cm">
          <draw:text-box>
            <text:p><text:span text:style-name="T2">Mid </text:span><text:span text:style-name="T2">Level </text:span><text:span text:style-name="T1">Thermal</text:span><text:span text:style-name="T1">DbgStre</text:span><text:span text:style-name="T1">am </text:span><text:span text:style-name="T1">Class </text:span><text:span text:style-name="T1">Flow</text:span> </text:p>
          </draw:text-box>
        </draw:frame>
        <draw:custom-shape draw:style-name="gr11" draw:text-style-name="P5" xml:id="id1" draw:id="id1" draw:layer="layout" svg:width="5.08cm" svg:height="3.175cm" svg:x="1.317cm" svg:y="4.175cm">
          <text:p text:style-name="P4">Start Stream</text:p>
          <draw:enhanced-geometry svg:viewBox="0 0 21600 21600" draw:type="rectangle" draw:enhanced-path="M 0 0 L 21600 0 21600 21600 0 21600 0 0 Z N"/>
        </draw:custom-shape>
        <draw:custom-shape draw:style-name="gr12" draw:text-style-name="P6" xml:id="id2" draw:id="id2" draw:layer="layout" svg:width="5.08cm" svg:height="3.175cm" svg:x="7.985cm" svg:y="4.175cm">
          <text:p text:style-name="P4">Start Step</text:p>
          <draw:enhanced-geometry svg:viewBox="0 0 21600 21600" draw:type="rectangle" draw:enhanced-path="M 0 0 L 21600 0 21600 21600 0 21600 0 0 Z N"/>
        </draw:custom-shape>
        <draw:custom-shape draw:style-name="gr12" draw:text-style-name="P6" xml:id="id3" draw:id="id3" draw:layer="layout" svg:width="5.08cm" svg:height="3.175cm" svg:x="7.985cm" svg:y="8.937cm">
          <text:p text:style-name="P4">add Operation</text:p>
          <draw:enhanced-geometry svg:viewBox="0 0 21600 21600" draw:type="rectangle" draw:enhanced-path="M 0 0 L 21600 0 21600 21600 0 21600 0 0 Z N"/>
        </draw:custom-shape>
        <draw:custom-shape draw:style-name="gr13" draw:text-style-name="P6" xml:id="id5" draw:id="id5" draw:layer="layout" svg:width="5.398cm" svg:height="3.175cm" svg:x="1.317cm" svg:y="13.382cm">
          <text:p text:style-name="P4">Finish Step</text:p>
          <draw:enhanced-geometry svg:viewBox="0 0 21600 21600" draw:type="rectangle" draw:enhanced-path="M 0 0 L 21600 0 21600 21600 0 21600 0 0 Z N"/>
        </draw:custom-shape>
        <draw:custom-shape draw:style-name="gr13" draw:text-style-name="P6" xml:id="id6" draw:id="id6" draw:layer="layout" svg:width="5.398cm" svg:height="3.175cm" svg:x="1.317cm" svg:y="23.542cm">
          <text:p text:style-name="P4">Finish Stream</text:p>
          <draw:enhanced-geometry svg:viewBox="0 0 21600 21600" draw:type="rectangle" draw:enhanced-path="M 0 0 L 21600 0 21600 21600 0 21600 0 0 Z N"/>
        </draw:custom-shape>
        <draw:custom-shape draw:style-name="gr14" draw:text-style-name="P7" xml:id="id7" draw:id="id7" draw:layer="layout" svg:width="5.08cm" svg:height="3.175cm" svg:x="10.525cm" svg:y="23.542cm">
          <text:p text:style-name="P4">Generate .ted File</text:p>
          <draw:enhanced-geometry svg:viewBox="0 0 21600 21600" draw:type="rectangle" draw:enhanced-path="M 0 0 L 21600 0 21600 21600 0 21600 0 0 Z N"/>
        </draw:custom-shape>
        <draw:custom-shape draw:style-name="gr15" draw:text-style-name="P10" xml:id="id4" draw:id="id4" draw:layer="layout" svg:width="4.127cm" svg:height="3.81cm" svg:x="8.449cm" svg:y="13.041cm">
          <text:p text:style-name="P4">Add M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8" draw:id="id8" draw:layer="layout" svg:width="4.127cm" svg:height="3.81cm" svg:x="1.953cm" svg:y="18.145cm">
          <text:p text:style-name="P4">Add More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6" draw:text-style-name="P1" draw:layer="layout" draw:type="lines" svg:x1="6.397cm" svg:y1="5.762cm" svg:x2="7.985cm" svg:y2="5.762cm" draw:start-shape="id1" draw:start-glue-point="1" draw:end-shape="id2" draw:end-glue-point="3" svg:d="M6397 5762h501 586 501" svg:viewBox="0 0 1589 1">
          <text:p/>
        </draw:connector>
        <draw:connector draw:style-name="gr17" draw:text-style-name="P1" draw:layer="layout" draw:type="lines" svg:x1="10.525cm" svg:y1="7.35cm" svg:x2="10.525cm" svg:y2="8.937cm" draw:start-shape="id2" draw:start-glue-point="2" draw:end-shape="id3" draw:end-glue-point="0" svg:d="M10525 7350v500 585 502" svg:viewBox="0 0 1 1588">
          <text:p/>
        </draw:connector>
        <draw:connector draw:style-name="gr18" draw:text-style-name="P1" draw:layer="layout" draw:type="lines" svg:x1="10.525cm" svg:y1="12.112cm" svg:x2="10.512cm" svg:y2="13.041cm" draw:start-shape="id3" draw:start-glue-point="2" draw:end-shape="id4" svg:d="M10525 12112v500l-13-72v501" svg:viewBox="0 0 14 930">
          <text:p/>
        </draw:connector>
        <draw:connector draw:style-name="gr19" draw:text-style-name="P1" draw:layer="layout" draw:type="lines" svg:x1="8.449cm" svg:y1="14.946cm" svg:x2="6.715cm" svg:y2="14.969cm" draw:start-shape="id4" draw:start-glue-point="5" draw:end-shape="id5" svg:d="M8449 14946h-502l-731 23h-501" svg:viewBox="0 0 1735 24">
          <text:p text:style-name="P4">no</text:p>
        </draw:connector>
        <draw:connector draw:style-name="gr20" draw:text-style-name="P1" draw:layer="layout" draw:type="lines" svg:x1="6.715cm" svg:y1="25.129cm" svg:x2="10.525cm" svg:y2="25.129cm" draw:start-shape="id6" draw:start-glue-point="1" draw:end-shape="id7" draw:end-glue-point="3" svg:d="M6715 25129h501 2808 501" svg:viewBox="0 0 3811 1">
          <text:p/>
        </draw:connector>
        <draw:connector draw:style-name="gr21" draw:text-style-name="P1" draw:layer="layout" draw:type="lines" draw:line-skew="2.21cm 1.721cm" svg:x1="12.576cm" svg:y1="14.946cm" svg:x2="13.065cm" svg:y2="10.524cm" draw:start-shape="id4" draw:start-glue-point="7" draw:end-shape="id3" draw:end-glue-point="1" svg:d="M12576 14946h2711v-4422h-2222" svg:viewBox="0 0 2712 4423">
          <text:p text:style-name="P4">yes</text:p>
        </draw:connector>
        <draw:connector draw:style-name="gr22" draw:text-style-name="P1" draw:layer="layout" draw:type="lines" draw:line-skew="11.564cm 4.579cm" svg:x1="6.08cm" svg:y1="20.05cm" svg:x2="13.065cm" svg:y2="5.762cm" draw:start-shape="id8" draw:start-glue-point="7" draw:end-shape="id2" draw:end-glue-point="1" svg:d="M6080 20050h12065v-14288h-5080" svg:viewBox="0 0 12066 14289">
          <text:p/>
        </draw:connector>
        <draw:connector draw:style-name="gr23" draw:text-style-name="P1" draw:layer="layout" draw:type="line" svg:x1="4.016cm" svg:y1="16.557cm" svg:x2="4.017cm" svg:y2="18.145cm" draw:start-shape="id5" draw:start-glue-point="2" draw:end-shape="id8" draw:end-glue-point="4" svg:d="M4016 16557l1 1588" svg:viewBox="0 0 2 1589">
          <text:p/>
        </draw:connector>
        <draw:connector draw:style-name="gr24" draw:text-style-name="P1" draw:layer="layout" draw:type="line" svg:x1="4.017cm" svg:y1="21.955cm" svg:x2="4.016cm" svg:y2="23.542cm" draw:start-shape="id8" draw:start-glue-point="6" draw:end-shape="id6" draw:end-glue-point="0" svg:d="M4017 21955l-1 1587" svg:viewBox="0 0 2 1588">
          <text:p/>
        </draw:connector>
        <draw:frame draw:style-name="gr25" draw:text-style-name="P9" draw:layer="layout" svg:width="1.488cm" svg:height="0.962cm" svg:x="8.937cm" svg:y="18.462cm">
          <draw:text-box>
            <text:p>yes</text:p>
          </draw:text-box>
        </draw:frame>
        <draw:frame draw:style-name="gr25" draw:text-style-name="P9" draw:layer="layout" svg:width="1.205cm" svg:height="0.962cm" svg:x="4.492cm" svg:y="22.272cm">
          <draw:text-box>
            <text:p>no</text:p>
          </draw:text-box>
        </draw:frame>
      </draw:page>
      <draw:page draw:name="page3" draw:style-name="dp1" draw:master-page-name="Default">
        <draw:line draw:style-name="gr1" draw:text-style-name="P1" draw:layer="layout" svg:x1="-1.222cm" svg:y1="2.587cm" svg:x2="24.495cm" svg:y2="2.587cm">
          <text:p/>
        </draw:line>
        <draw:frame draw:style-name="gr25" draw:text-style-name="P9" draw:layer="layout" svg:width="5.582cm" svg:height="0.962cm" svg:x="1.635cm" svg:y="1.635cm">
          <draw:text-box>
            <text:p>Start Stream Flow</text:p>
          </draw:text-box>
        </draw:frame>
        <draw:custom-shape draw:style-name="gr26" draw:text-style-name="P5" xml:id="id9" draw:id="id9" draw:layer="layout" svg:width="5.715cm" svg:height="2.857cm" svg:x="1.952cm" svg:y="3.222cm">
          <text:p text:style-name="P4">set stream name</text:p>
          <draw:enhanced-geometry svg:viewBox="0 0 21600 21600" draw:type="rectangle" draw:enhanced-path="M 0 0 L 21600 0 21600 21600 0 21600 0 0 Z N"/>
        </draw:custom-shape>
        <draw:custom-shape draw:style-name="gr27" draw:text-style-name="P6" xml:id="id10" draw:id="id10" draw:layer="layout" svg:width="5.715cm" svg:height="2.857cm" svg:x="1.952cm" svg:y="7.668cm">
          <text:p text:style-name="P4">set stream description</text:p>
          <draw:enhanced-geometry svg:viewBox="0 0 21600 21600" draw:type="rectangle" draw:enhanced-path="M 0 0 L 21600 0 21600 21600 0 21600 0 0 Z N"/>
        </draw:custom-shape>
        <draw:custom-shape draw:style-name="gr27" draw:text-style-name="P6" xml:id="id14" draw:id="id14" draw:layer="layout" svg:width="5.715cm" svg:height="2.857cm" svg:x="2.27cm" svg:y="23.86cm">
          <text:p text:style-name="P4">Deallocate all steps and operators</text:p>
          <draw:enhanced-geometry svg:viewBox="0 0 21600 21600" draw:type="rectangle" draw:enhanced-path="M 0 0 L 21600 0 21600 21600 0 21600 0 0 Z N"/>
        </draw:custom-shape>
        <draw:custom-shape draw:style-name="gr27" draw:text-style-name="P6" xml:id="id11" draw:id="id11" draw:layer="layout" svg:width="5.715cm" svg:height="2.857cm" svg:x="1.952cm" svg:y="11.795cm">
          <text:p text:style-name="P4">set output file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5" draw:id="id15" draw:layer="layout" svg:width="5.715cm" svg:height="2.857cm" svg:x="13.382cm" svg:y="23.86cm">
          <text:p text:style-name="P4">return true</text:p>
          <draw:enhanced-geometry svg:viewBox="0 0 21600 21600" draw:type="rectangle" draw:enhanced-path="M 0 0 L 21600 0 21600 21600 0 21600 0 0 Z N"/>
        </draw:custom-shape>
        <draw:custom-shape draw:style-name="gr29" draw:text-style-name="P10" xml:id="id12" draw:id="id12" draw:layer="layout" svg:width="5.397cm" svg:height="4.763cm" svg:x="2.27cm" svg:y="15.922cm">
          <text:p text:style-name="P4">file is writ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xml:id="id13" draw:id="id13" draw:layer="layout" svg:width="3.891cm" svg:height="2.857cm" svg:x="14.97cm" svg:y="16.875cm">
          <text:p text:style-name="P4">return false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type="line" svg:x1="4.809cm" svg:y1="6.079cm" svg:x2="4.809cm" svg:y2="7.668cm" draw:start-shape="id9" draw:start-glue-point="2" draw:end-shape="id10" draw:end-glue-point="0" svg:d="M4809 6079v1589" svg:viewBox="0 0 1 1590">
          <text:p/>
        </draw:connector>
        <draw:connector draw:style-name="gr32" draw:text-style-name="P1" draw:layer="layout" draw:type="line" svg:x1="4.809cm" svg:y1="10.525cm" svg:x2="4.809cm" svg:y2="11.795cm" draw:start-shape="id10" draw:start-glue-point="2" draw:end-shape="id11" draw:end-glue-point="0" svg:d="M4809 10525v1270" svg:viewBox="0 0 1 1271">
          <text:p/>
        </draw:connector>
        <draw:connector draw:style-name="gr33" draw:text-style-name="P1" draw:layer="layout" draw:type="line" svg:x1="4.809cm" svg:y1="14.652cm" svg:x2="4.969cm" svg:y2="15.922cm" draw:start-shape="id11" draw:start-glue-point="2" draw:end-shape="id12" draw:end-glue-point="4" svg:d="M4809 14652l160 1270" svg:viewBox="0 0 161 1271">
          <text:p/>
        </draw:connector>
        <draw:connector draw:style-name="gr34" draw:text-style-name="P1" draw:layer="layout" draw:type="line" svg:x1="7.667cm" svg:y1="18.304cm" svg:x2="14.97cm" svg:y2="18.303cm" draw:start-shape="id12" draw:start-glue-point="7" draw:end-shape="id13" draw:end-glue-point="3" svg:d="M7667 18304l7303-1" svg:viewBox="0 0 7304 2">
          <text:p/>
        </draw:connector>
        <draw:connector draw:style-name="gr35" draw:text-style-name="P1" draw:layer="layout" draw:type="line" svg:x1="4.969cm" svg:y1="20.685cm" svg:x2="5.127cm" svg:y2="23.86cm" draw:start-shape="id12" draw:start-glue-point="6" draw:end-shape="id14" draw:end-glue-point="0" svg:d="M4969 20685l158 3175" svg:viewBox="0 0 159 3176">
          <text:p/>
        </draw:connector>
        <draw:connector draw:style-name="gr36" draw:text-style-name="P1" draw:layer="layout" draw:type="line" svg:x1="7.985cm" svg:y1="25.288cm" svg:x2="13.382cm" svg:y2="25.288cm" draw:start-shape="id14" draw:start-glue-point="1" draw:end-shape="id15" draw:end-glue-point="3" svg:d="M7985 25288h5397" svg:viewBox="0 0 5398 1">
          <text:p/>
        </draw:connector>
        <draw:frame draw:style-name="gr37" draw:text-style-name="P9" draw:layer="layout" svg:width="3.81cm" svg:height="0.962cm" svg:x="9.572cm" svg:y="16.875cm">
          <draw:text-box>
            <text:p>no</text:p>
          </draw:text-box>
        </draw:frame>
        <draw:frame draw:style-name="gr25" draw:text-style-name="P9" draw:layer="layout" svg:width="1.488cm" svg:height="0.962cm" svg:x="5.762cm" svg:y="21.955cm">
          <draw:text-box>
            <text:p>yes</text:p>
          </draw:text-box>
        </draw:frame>
      </draw:page>
      <draw:page draw:name="page4" draw:style-name="dp1" draw:master-page-name="Default">
        <draw:frame draw:style-name="gr25" draw:text-style-name="P9" draw:layer="layout" svg:width="4.841cm" svg:height="0.962cm" svg:x="1.635cm" svg:y="1.62cm">
          <draw:text-box>
            <text:p>Start Step Flow</text:p>
          </draw:text-box>
        </draw:frame>
        <draw:custom-shape draw:style-name="gr38" draw:text-style-name="P12" xml:id="id18" draw:id="id18" draw:layer="layout" svg:width="5.715cm" svg:height="2.858cm" svg:x="14.017cm" svg:y="7.667cm">
          <text:p text:style-name="P4">set name</text:p>
          <draw:enhanced-geometry svg:viewBox="0 0 21600 21600" draw:type="rectangle" draw:enhanced-path="M 0 0 L 21600 0 21600 21600 0 21600 0 0 Z N"/>
        </draw:custom-shape>
        <draw:custom-shape draw:style-name="gr38" draw:text-style-name="P12" xml:id="id19" draw:id="id19" draw:layer="layout" svg:width="5.715cm" svg:height="2.858cm" svg:x="6.397cm" svg:y="7.667cm">
          <text:p text:style-name="P4">set description</text:p>
          <draw:enhanced-geometry svg:viewBox="0 0 21600 21600" draw:type="rectangle" draw:enhanced-path="M 0 0 L 21600 0 21600 21600 0 21600 0 0 Z N"/>
        </draw:custom-shape>
        <draw:custom-shape draw:style-name="gr38" draw:text-style-name="P12" xml:id="id20" draw:id="id20" draw:layer="layout" svg:width="5.715cm" svg:height="2.858cm" svg:x="1.317cm" svg:y="12.747cm">
          <text:p text:style-name="P4">set src file name</text:p>
          <draw:enhanced-geometry svg:viewBox="0 0 21600 21600" draw:type="rectangle" draw:enhanced-path="M 0 0 L 21600 0 21600 21600 0 21600 0 0 Z N"/>
        </draw:custom-shape>
        <draw:custom-shape draw:style-name="gr38" draw:text-style-name="P12" xml:id="id21" draw:id="id21" draw:layer="layout" svg:width="5.715cm" svg:height="2.858cm" svg:x="8.937cm" svg:y="12.747cm">
          <text:p text:style-name="P4">set starting line number</text:p>
          <draw:enhanced-geometry svg:viewBox="0 0 21600 21600" draw:type="rectangle" draw:enhanced-path="M 0 0 L 21600 0 21600 21600 0 21600 0 0 Z N"/>
        </draw:custom-shape>
        <draw:custom-shape draw:style-name="gr38" draw:text-style-name="P12" xml:id="id22" draw:id="id22" draw:layer="layout" svg:width="5.715cm" svg:height="2.858cm" svg:x="14.017cm" svg:y="18.462cm">
          <text:p text:style-name="P4">set ending line number</text:p>
          <draw:enhanced-geometry svg:viewBox="0 0 21600 21600" draw:type="rectangle" draw:enhanced-path="M 0 0 L 21600 0 21600 21600 0 21600 0 0 Z N"/>
        </draw:custom-shape>
        <draw:custom-shape draw:style-name="gr39" draw:text-style-name="P5" xml:id="id16" draw:id="id16" draw:layer="layout" svg:width="4.762cm" svg:height="2.54cm" svg:x="1.635cm" svg:y="3.222cm">
          <text:p text:style-name="P4">reallocate step chain + 1</text:p>
          <draw:enhanced-geometry svg:viewBox="0 0 21600 21600" draw:type="rectangle" draw:enhanced-path="M 0 0 L 21600 0 21600 21600 0 21600 0 0 Z N"/>
        </draw:custom-shape>
        <draw:custom-shape draw:style-name="gr40" draw:text-style-name="P12" xml:id="id17" draw:id="id17" draw:layer="layout" svg:width="4.762cm" svg:height="2.54cm" svg:x="8.937cm" svg:y="3.222cm">
          <text:p text:style-name="P4">index = count-1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-3.445cm" svg:y1="6.715cm" svg:x2="25.13cm" svg:y2="6.715cm">
          <text:p/>
        </draw:line>
        <draw:custom-shape draw:style-name="gr42" draw:text-style-name="P11" xml:id="id23" draw:id="id23" draw:layer="layout" svg:width="5.715cm" svg:height="2.858cm" svg:x="5.127cm" svg:y="18.462cm">
          <text:p text:style-name="P4">return true</text:p>
          <draw:enhanced-geometry svg:viewBox="0 0 21600 21600" draw:type="rectangle" draw:enhanced-path="M 0 0 L 21600 0 21600 21600 0 21600 0 0 Z N"/>
        </draw:custom-shape>
        <draw:connector draw:style-name="gr43" draw:text-style-name="P1" draw:layer="layout" draw:type="line" svg:x1="6.397cm" svg:y1="4.492cm" svg:x2="8.937cm" svg:y2="4.492cm" draw:start-shape="id16" draw:end-shape="id17" draw:end-glue-point="3" svg:d="M6397 4492h2540" svg:viewBox="0 0 2541 1">
          <text:p/>
        </draw:connector>
        <draw:connector draw:style-name="gr44" draw:text-style-name="P1" draw:layer="layout" svg:x1="13.699cm" svg:y1="4.492cm" svg:x2="16.874cm" svg:y2="7.667cm" draw:start-shape="id17" draw:start-glue-point="1" draw:end-shape="id18" svg:d="M13699 4492h3175v3175" svg:viewBox="0 0 3176 3176">
          <text:p/>
        </draw:connector>
        <draw:connector draw:style-name="gr45" draw:text-style-name="P1" draw:layer="layout" svg:x1="14.017cm" svg:y1="9.096cm" svg:x2="12.112cm" svg:y2="9.096cm" draw:start-shape="id18" draw:start-glue-point="3" draw:end-shape="id19" draw:end-glue-point="1" svg:d="M14017 9096h-1905" svg:viewBox="0 0 1906 1">
          <text:p/>
        </draw:connector>
        <draw:connector draw:style-name="gr46" draw:text-style-name="P1" draw:layer="layout" svg:x1="6.397cm" svg:y1="9.096cm" svg:x2="4.174cm" svg:y2="12.747cm" draw:start-shape="id19" draw:start-glue-point="3" draw:end-shape="id20" draw:end-glue-point="0" svg:d="M6397 9096h-2223v3651" svg:viewBox="0 0 2224 3652">
          <text:p/>
        </draw:connector>
        <draw:connector draw:style-name="gr47" draw:text-style-name="P1" draw:layer="layout" svg:x1="7.032cm" svg:y1="14.176cm" svg:x2="8.937cm" svg:y2="14.176cm" draw:start-shape="id20" draw:start-glue-point="1" draw:end-shape="id21" draw:end-glue-point="3" svg:d="M7032 14176h1905" svg:viewBox="0 0 1906 1">
          <text:p/>
        </draw:connector>
        <draw:connector draw:style-name="gr48" draw:text-style-name="P1" draw:layer="layout" svg:x1="14.652cm" svg:y1="14.176cm" svg:x2="16.874cm" svg:y2="18.462cm" draw:start-shape="id21" draw:start-glue-point="1" draw:end-shape="id22" draw:end-glue-point="0" svg:d="M14652 14176h2222v4286" svg:viewBox="0 0 2223 4287">
          <text:p/>
        </draw:connector>
        <draw:connector draw:style-name="gr49" draw:text-style-name="P1" draw:layer="layout" svg:x1="14.017cm" svg:y1="19.891cm" svg:x2="10.842cm" svg:y2="19.891cm" draw:start-shape="id22" draw:start-glue-point="3" draw:end-shape="id23" draw:end-glue-point="1" svg:d="M14017 19891h-3175" svg:viewBox="0 0 3176 1">
          <text:p/>
        </draw:connector>
      </draw:page>
      <draw:page draw:name="page5" draw:style-name="dp1" draw:master-page-name="Default">
        <draw:frame draw:style-name="gr25" draw:text-style-name="P9" draw:layer="layout" svg:width="6.103cm" svg:height="0.962cm" svg:x="1.952cm" svg:y="1.915cm">
          <draw:text-box>
            <text:p>Add Operation Flow</text:p>
          </draw:text-box>
        </draw:frame>
        <draw:custom-shape draw:style-name="gr39" draw:text-style-name="P5" draw:layer="layout" svg:width="4.762cm" svg:height="2.54cm" svg:x="1.635cm" svg:y="3.222cm">
          <text:p text:style-name="P4">reallocate operation chain + 1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4.762cm" svg:height="2.54cm" svg:x="8.303cm" svg:y="3.222cm">
          <text:p text:style-name="P4">index = count-1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4.762cm" svg:height="2.54cm" svg:x="14.97cm" svg:y="3.222cm">
          <text:p text:style-name="P4">step index (func input)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4.762cm" svg:height="3.493cm" svg:x="15.287cm" svg:y="8.302cm">
          <text:p text:style-name="P4">step[step idx].opchain[index] = OPERATION</text:p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12.065cm" svg:height="5.715cm" svg:x="2.27cm" svg:y="7.667cm">
          <draw:text-box>
            <text:p>The operation is a series of hard coded classes. You would reallocate the chain, then set the new index to equal the desired operation. <text:s text:c="2"/>A simple push function.</text:p>
          </draw:text-box>
        </draw:frame>
      </draw:page>
      <draw:page draw:name="page6" draw:style-name="dp1" draw:master-page-name="Default">
        <draw:frame draw:style-name="gr25" draw:text-style-name="P9" draw:layer="layout" svg:width="5.188cm" svg:height="0.962cm" svg:x="1.952cm" svg:y="1.635cm">
          <draw:text-box>
            <text:p>Finish Step Flow</text:p>
          </draw:text-box>
        </draw:frame>
      </draw:page>
      <draw:page draw:name="page7" draw:style-name="dp1" draw:master-page-name="Default">
        <draw:frame draw:style-name="gr25" draw:text-style-name="P9" draw:layer="layout" svg:width="8.744cm" svg:height="0.962cm" svg:x="1.635cm" svg:y="1.635cm">
          <draw:text-box>
            <text:p>Finish Algorithm Stream Flow</text:p>
          </draw:text-box>
        </draw:frame>
      </draw:page>
      <draw:page draw:name="page8" draw:style-name="dp1" draw:master-page-name="Default">
        <draw:line draw:style-name="gr1" draw:text-style-name="P1" draw:layer="layout" svg:x1="-1.222cm" svg:y1="3.222cm" svg:x2="26.082cm" svg:y2="3.222cm">
          <text:p/>
        </draw:line>
        <draw:frame draw:style-name="gr52" draw:text-style-name="P14" draw:layer="layout" svg:width="19.59cm" svg:height="2.222cm" svg:x="1cm" svg:y="1cm">
          <draw:text-box>
            <text:p text:style-name="P13">Generate Ted File Flo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8.834cm" svg:height="8.834cm" svg:x="11.756cm" svg:y="18.106cm">
        <draw:image xlink:href="Pictures/1000000000000190000001905E2BB2C01F8063BD.jpg" xlink:type="simple" xlink:show="embed" xlink:actuate="onLoad" draw:mime-type="image/jpeg">
          <text:p/>
        </draw:image>
      </draw:frame>
      <draw:frame draw:style-name="Mgr1" draw:text-style-name="MP1" draw:layer="backgroundobjects" svg:width="8.834cm" svg:height="8.834cm" draw:transform="rotate (-3.14159265358979) translate (9.89cm 9.834cm)">
        <draw:image xlink:href="Pictures/1000000000000190000001905E2BB2C01F8063BD.jpg" xlink:type="simple" xlink:show="embed" xlink:actuate="onLoad" draw:mime-type="image/jpeg">
          <text:p/>
        </draw:image>
      </draw:frame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20T20:14:16.663015178</meta:creation-date>
    <dc:date>2026-01-21T12:20:25.940014499</dc:date>
    <meta:editing-duration>PT1H38M8S</meta:editing-duration>
    <meta:editing-cycles>9</meta:editing-cycles>
    <meta:generator>LibreOffice/7.3.7.2$Linux_X86_64 LibreOffice_project/30$Build-2</meta:generator>
    <meta:document-statistic meta:object-count="78"/>
  </office:meta>
</office:document-meta>
</file>